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24c39" officeooo:paragraph-rsid="00124c39"/>
    </style:style>
    <style:style style:name="P2" style:family="paragraph" style:parent-style-name="Standard">
      <style:text-properties officeooo:rsid="0012ec68" officeooo:paragraph-rsid="0012ec68"/>
    </style:style>
    <style:style style:name="P3" style:family="paragraph" style:parent-style-name="Standard">
      <style:text-properties officeooo:rsid="0014ebb1" officeooo:paragraph-rsid="0014ebb1"/>
    </style:style>
    <style:style style:name="P4" style:family="paragraph" style:parent-style-name="Text_20_body">
      <style:text-properties officeooo:rsid="00124c39"/>
    </style:style>
    <style:style style:name="P5" style:family="paragraph" style:parent-style-name="Text_20_body">
      <style:text-properties officeooo:rsid="00124c39" officeooo:paragraph-rsid="00124c3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COMP307 Assignment 2</text:p>
      <text:p text:style-name="P1"/>
      <text:h text:style-name="Heading_20_1" text:outline-level="1">Part 1</text:h>
      <text:p text:style-name="P1"/>
      <text:p text:style-name="P1">1. Report the network architecture, including the number of input nodes, the number of output nodes, the number of hidden nodes (assume only one hidden layer). Describe your choices.</text:p>
      <text:p text:style-name="P2"/>
      <text:p text:style-name="P2">Input nodes: 4 <text:s/>(This matches the 4 dimensions of the data set)</text:p>
      <text:p text:style-name="P2">Output nodes: 1 (This represents the class of the data)</text:p>
      <text:p text:style-name="P2">Hidden nodes: 5 (5 hidden nodes was giving me the highest accuracy)</text:p>
      <text:p text:style-name="P1"/>
      <text:p text:style-name="P1">2. Determine the learning parameters, including the learning rate, momentum, initial weight ranges, and any other parameters you used. Describe your choices.</text:p>
      <text:p text:style-name="P1"/>
      <text:p text:style-name="P3">Learning rate: 0.2</text:p>
      <text:p text:style-name="P3">Momentum: 0.0</text:p>
      <text:p text:style-name="P3">Initial weight ranges: -1.0 to 1.0</text:p>
      <text:p text:style-name="P1"/>
      <text:p text:style-name="P1">3. Determine your network training termination criteria. Describe the your decision.</text:p>
      <text:p text:style-name="P1"/>
      <text:p text:style-name="P1">4. Report your results (average results of 10 independent experiment runs with different random seeds) on both the training set and the test set. Analyse results and make conclusions.</text:p>
      <text:p text:style-name="P1"/>
      <text:p text:style-name="P1">5. (OPTIONAL) Compare the performance of neural networks and the nearest neighbour method.</text:p>
      <text:p text:style-name="P1"/>
      <text:h text:style-name="Heading_20_1" text:outline-level="1">Part 2</text:h>
      <text:p text:style-name="P4"/>
      <text:p text:style-name="P5">1. Determine a good terminal set for this task</text:p>
      <text:p text:style-name="P5"/>
      <text:p text:style-name="P5">2. Determine a good function set for this task.</text:p>
      <text:p text:style-name="P5"/>
      <text:p text:style-name="P5">3. Construct a good fitness function and describe it using plain language (also formulae or other appropriate formats).</text:p>
      <text:p text:style-name="P5"/>
      <text:p text:style-name="P5">4. Describe the relevant parameter values and the stopping criteria you used.</text:p>
      <text:p text:style-name="P5"/>
      <text:p text:style-name="P5">5. List three different best programs evolved by GP and the fitness value of them (run GP with different random seeds and report the best programs of the runs)</text:p>
      <text:p text:style-name="P5"/>
      <text:p text:style-name="P5"><text:soft-page-break/>6. (OPTIONAL) Analyse one of the best programs to reveal why it can solve the problem in the task.</text:p>
      <text:p text:style-name="P5"/>
      <text:h text:style-name="Heading_20_1" text:outline-level="1">Part 3</text:h>
      <text:p text:style-name="P5"/>
      <text:p text:style-name="P5">1. Determine a good terminal set for this task</text:p>
      <text:p text:style-name="P5"/>
      <text:p text:style-name="P5">2. Determine a good function set for this task.</text:p>
      <text:p text:style-name="P5"/>
      <text:p text:style-name="P5">3. Construct a good fitness function and describe it using plain language (also formulae or other appropriate formats).</text:p>
      <text:p text:style-name="P5"/>
      <text:p text:style-name="P5">4. Describe the relevant parameter values and the stopping criteria you used.</text:p>
      <text:p text:style-name="P5"/>
      <text:p text:style-name="P5">5. Describe your main considerations in splitting the original data set into a training set training.txt and a test set test.txt</text:p>
      <text:p text:style-name="P5"/>
      <text:p text:style-name="P5">6. Report the classification accuracy (average the accuracy over 10 runs with different random seeds) on both the training set and the test set.</text:p>
      <text:p text:style-name="P5"/>
      <text:p text:style-name="P5">7. List three different best programs evolved by GP and the fitness value of them (run GP with different random seeds and report the best programs of the runs)</text:p>
      <text:p text:style-name="P5"/>
      <text:p text:style-name="P5">6. (OPTIONAL) Analyse one of the best programs to reveal why it can solve the problem in the task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NZ" style:letter-kerning="true" style:font-name-asian="Tahoma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NZ" style:letter-kerning="true" style:font-name-asian="Tahoma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30T13:42:41.187937423</meta:creation-date>
    <dc:date>2019-04-30T15:00:49.173214927</dc:date>
    <meta:editing-duration>PT35M16S</meta:editing-duration>
    <meta:editing-cycles>2</meta:editing-cycles>
    <meta:generator>LibreOffice/6.1.5.2$Linux_X86_64 LibreOffice_project/90f8dcf33c87b3705e78202e3df5142b201bd805</meta:generator>
    <meta:document-statistic meta:table-count="0" meta:image-count="0" meta:object-count="0" meta:page-count="2" meta:paragraph-count="29" meta:word-count="395" meta:character-count="2348" meta:non-whitespace-character-count="1981"/>
  </office:meta>
</office:document-meta>
</file>